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 Slab" svg:font-family="'Roboto Slab', serif"/>
    <style:font-face style:name="Tahoma1" svg:font-family="Tahoma"/>
    <style:font-face style:name="Trebuchet MS" svg:font-family="'Trebuchet MS'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b1b1b" style:font-name="Roboto Slab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Trebuchet MS" fo:font-size="9pt" fo:letter-spacing="normal" fo:font-style="normal"/>
    </style:style>
    <style:style style:name="T3" style:family="text">
      <style:text-properties fo:font-variant="normal" fo:text-transform="none" fo:color="#000000" style:font-name="Trebuchet MS" fo:font-size="9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color="#000000" style:font-name="Trebuchet MS" fo:font-size="9pt" fo:letter-spacing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la</text:p>
      <text:p text:style-name="Standard"/>
      <text:p text:style-name="Standard"/>
      <text:p text:style-name="Standard">Arthur Mathews</text:p>
      <text:p text:style-name="P1"><text:span text:style-name="T3">Le père </text:span><text:span text:style-name="Strong_20_Emphasis"><text:span text:style-name="T2">Paul François </text:span></text:span><text:bookmark text:name="SPELLING_ERROR_15"/><text:bookmark text:name="SPELLING_ERROR_22"/><text:span text:style-name="Strong_20_Emphasis"><text:span text:style-name="T2">Bernier, </text:span></text:span><text:bookmark text:name="SPELLING_ERROR_16"/><text:bookmark text:name="SPELLING_ERROR_23"/><text:span text:style-name="Strong_20_Emphasis"><text:span text:style-name="T2">o.p. de Québec, Dominicain de l'ordre des frères prêcheurs</text:span></text:span><text:span text:style-name="T4"> </text:span><text:span text:style-name="T3">(selon mes informations) avait peut-être lu tous les articles parus sur les fameuses "</text:span><text:span text:style-name="Emphasis"><text:span text:style-name="T5">soucoupes volantes</text:span></text:span><text:span text:style-name="T3">" en 1947 et tous les autres articles qui suivirent, mais il avait une raison de plus de croire aux "hommes de l'espace" </text:span><text:span text:style-name="Emphasis"><text:span text:style-name="T5">comme il les appelaient.</text:span></text:span> </text:p>
      <text:p text:style-name="Standard"/>
      <text:p text:style-name="Standard"/>
      <text:p text:style-name="Standard"/>
      <text:p text:style-name="Standard"/>
      <text:p text:style-name="Standard"/>
      <text:p text:style-name="Standard">Teslascope</text:p>
      <text:p text:style-name="Standard"/>
      <text:p text:style-name="Standard"/>
      <text:p text:style-name="P2"><text:span text:style-name="T1">Nationalité : Royaume-Uni</text:span><text:line-break/><text:span text:style-name="T1">Né(e) à : Angleterre , </text:span>1892<text:line-break/><text:span text:style-name="T1">Mort(e) à : Beauport, Québec , </text:span>1986<text:line-break/><text:span text:style-name="T1">Biographie :</text:span><text:line-break/><text:line-break/><text:span text:style-name="T1">Arthur Henry Matthews était un ami et assistant de l'inventeur Nikola Tesla (1856-1943).</text:span><text:line-break/><text:line-break/><text:span text:style-name="T1">Son père fit la connaissance de Nikola Tesla lorsque ce dernier visita le laboratoire du physicien Lord Kelvin à l'Université de Glasgow où il travaillait.</text:span><text:line-break/><text:line-break/><text:span text:style-name="T1">La famille Matthews émigre à Québec en 1901. Trois plus tard, son père possède un laboratoire près du Parlement de Québec.</text:span><text:line-break/><text:line-break/><text:span text:style-name="T1">En 1906, les Matthews reçoivent Tesla à Québec, où Tesla et le père Matthews réussissent à transmettre de l’électricité à 20 kilomètres de distance par conductivité souterraine.</text:span><text:line-break/><text:line-break/><text:span text:style-name="T1">Très jeune, Arthur se passionne pour les phénomènes électriques et les mécanismes qu’il dessine dans un carnet. Il fut le dernier homme à avoir travaillé en étroite collaboration avec Nikola Tesla.</text:span><text:line-break/><text:line-break/><text:span text:style-name="T1">Au début des années 1940, Matthews fut co-auteur avec Tesla d'un livre intitulé "Le mur de lumière" (The Wall of Light: Nikola Tesla &amp; the Venusian Space), publié en 1971.</text:span><text:line-break/><text:line-break/><text:span text:style-name="T1">Après la mort de Tesla, Arthur Matthews s'est retiré au Lac Beauport près de la ville de Québec.</text:span> </text:p>
      <text:p text:style-name="Standard"/>
      <text:p text:style-name="Standard"/>
      <text:p text:style-name="Standard"/>
      <text:p text:style-name="Standard"/>
      <text:p text:style-name="Standard">Richard GLENN</text:p>
      <text:p text:style-name="Standard"/>
      <text:p text:style-name="Standard">L'energie illimi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 Slab" svg:font-family="'Roboto Slab', serif"/>
    <style:font-face style:name="Tahoma1" svg:font-family="Tahoma"/>
    <style:font-face style:name="Trebuchet MS" svg:font-family="'Trebuchet MS'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8M33S</meta:editing-duration>
    <meta:editing-cycles>7</meta:editing-cycles>
    <meta:generator>OpenOffice/4.1.7$Win32 OpenOffice.org_project/417m1$Build-9800</meta:generator>
    <dc:date>2020-04-18T19:05:48.97</dc:date>
    <dc:creator>Hamid KEZZAL</dc:creator>
    <meta:document-statistic meta:table-count="0" meta:image-count="0" meta:object-count="0" meta:page-count="1" meta:paragraph-count="7" meta:word-count="246" meta:character-count="1523"/>
    <meta:user-defined meta:name="Info 1"/>
    <meta:user-defined meta:name="Info 2"/>
    <meta:user-defined meta:name="Info 3"/>
    <meta:user-defined meta:name="Info 4"/>
  </office:meta>
</office:document-meta>
</file>